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53ce0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2635e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74b345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style:font-name-complex="Droid Sans"/>
    </style:style>
    <style:style style:name="T12" style:family="text">
      <style:text-properties style:font-name="Droid Sans" officeooo:rsid="0024a2f7" style:font-name-complex="Droid Sans"/>
    </style:style>
    <style:style style:name="T13" style:family="text">
      <style:text-properties style:font-name="Droid Sans" officeooo:rsid="001fd34e" style:font-name-complex="Droid Sans"/>
    </style:style>
    <style:style style:name="T14" style:family="text">
      <style:text-properties style:font-name="Droid Sans" officeooo:rsid="00277e4b" style:font-name-complex="Droid Sans"/>
    </style:style>
    <style:style style:name="T15" style:family="text">
      <style:text-properties style:font-name="Droid Sans" officeooo:rsid="004f3c1c" style:font-name-complex="Droid Sans"/>
    </style:style>
    <style:style style:name="T16" style:family="text">
      <style:text-properties style:font-name="Droid Sans" officeooo:rsid="00277e4b"/>
    </style:style>
    <style:style style:name="T17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5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style:font-size-asian="14pt" style:font-size-complex="14pt"/>
    </style:style>
    <style:style style:name="T33" style:family="text">
      <style:text-properties style:font-name="Droid Sans" fo:font-size="14pt" officeooo:rsid="0033fe79" style:font-size-asian="14pt" style:font-size-complex="14pt"/>
    </style:style>
    <style:style style:name="T34" style:family="text">
      <style:text-properties style:font-name="Droid Sans" officeooo:rsid="0054a007"/>
    </style:style>
    <style:style style:name="T35" style:family="text">
      <style:text-properties style:font-name="Droid Sans" officeooo:rsid="005579d7"/>
    </style:style>
    <style:style style:name="T36" style:family="text">
      <style:text-properties officeooo:rsid="00057071"/>
    </style:style>
    <style:style style:name="T37" style:family="text">
      <style:text-properties officeooo:rsid="00090694"/>
    </style:style>
    <style:style style:name="T38" style:family="text">
      <style:text-properties officeooo:rsid="001071db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462138"/>
    </style:style>
    <style:style style:name="T45" style:family="text">
      <style:text-properties officeooo:rsid="004796d1"/>
    </style:style>
    <style:style style:name="T46" style:family="text">
      <style:text-properties officeooo:rsid="004cddbe"/>
    </style:style>
    <style:style style:name="T47" style:family="text">
      <style:text-properties officeooo:rsid="004b520c"/>
    </style:style>
    <style:style style:name="T48" style:family="text">
      <style:text-properties officeooo:rsid="004f3c1c"/>
    </style:style>
    <style:style style:name="T49" style:family="text">
      <style:text-properties officeooo:rsid="004fbf97"/>
    </style:style>
    <style:style style:name="T50" style:family="text">
      <style:text-properties officeooo:rsid="00516df3"/>
    </style:style>
    <style:style style:name="T51" style:family="text">
      <style:text-properties officeooo:rsid="0052cd68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486356" style:font-size-asian="14pt" style:font-size-complex="14pt"/>
    </style:style>
    <style:style style:name="T54" style:family="text">
      <style:text-properties fo:font-size="14pt" officeooo:rsid="00850999" style:font-size-asian="14pt" style:font-size-complex="14pt"/>
    </style:style>
    <style:style style:name="T55" style:family="text">
      <style:text-properties officeooo:rsid="005579d7"/>
    </style:style>
    <style:style style:name="T56" style:family="text">
      <style:text-properties officeooo:rsid="006468e1"/>
    </style:style>
    <style:style style:name="T57" style:family="text">
      <style:text-properties officeooo:rsid="006cd358"/>
    </style:style>
    <style:style style:name="T58" style:family="text">
      <style:text-properties officeooo:rsid="0077136e"/>
    </style:style>
    <style:style style:name="T59" style:family="text">
      <style:text-properties officeooo:rsid="0082ea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6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contact@m-shrief.tech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6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7">and Redis</text:span></text:p>
        </text:list-item>
        <text:list-item>
          <text:p text:style-name="P20">HTML, CSS and SCSS</text:p>
        </text:list-item>
        <text:list-item>
          <text:p text:style-name="P18">Vuejs <text:span text:style-name="T46">and its</text:span>’ <text:span text:style-name="T4">ecosystem</text:span> <text:span text:style-name="T4">(</text:span><text:span text:style-name="T46">like </text:span>Pinia <text:span text:style-name="T51">and</text:span> <text:span text:style-name="T50">V</text:span>ue<text:span text:style-name="T50">R</text:span>outer<text:span text:style-name="T4">)</text:span></text:p>
        </text:list-item>
        <text:list-item>
          <text:p text:style-name="P21"><text:span text:style-name="T46">Vite, </text:span><text:span text:style-name="T47">Vitest and Cypress</text:span></text:p>
        </text:list-item>
        <text:list-item>
          <text:p text:style-name="P21">Astro</text:p>
        </text:list-item>
        <text:list-item>
          <text:p text:style-name="P22">Docker Containerization</text:p>
        </text:list-item>
      </text:list>
      <text:p text:style-name="P2"><draw:line text:anchor-type="paragraph" draw:z-index="1" draw:name="Horizontal line 3" draw:style-name="gr1" draw:text-style-name="P46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8">)</text:span>:</text:p>
      <text:p text:style-name="P10"><text:tab/>It's concerned with Arabic literature. It assumes a business model <text:span text:style-name="T36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9"><text:span text:style-name="T24">“Adeeb أديب ” </text:span><text:span text:style-name="T25">SSR with </text:span><text:span text:style-name="T26">a </text:span><text:span text:style-name="T28">Node </text:span><text:span text:style-name="T25">REST API <text:line-break/></text:span><text:span text:style-name="T17">(</text:span><text:a xlink:type="simple" xlink:href="https://adeeb.m-shrief.tech/" text:style-name="Internet_20_link" text:visited-style-name="Visited_20_Internet_20_Link"><text:span text:style-name="T18">Live demo</text:span></text:a><text:span text:style-name="T27">- </text:span><text:a xlink:type="simple" xlink:href="https://github.com/M-Shrief/Adeeb_Astro_SSR" text:style-name="Internet_20_link" text:visited-style-name="Visited_20_Internet_20_Link"><text:span text:style-name="T17">Fronten</text:span><text:span text:style-name="T19">d’</text:span><text:span text:style-name="T20">s</text:span><text:span text:style-name="T19"> repo</text:span></text:a><text:span text:style-name="T17"> – </text:span><text:a xlink:type="simple" xlink:href="https://github.com/M-Shrief/Adeeb_ExpressTS_Postgres" text:style-name="Internet_20_link" text:visited-style-name="Visited_20_Internet_20_Link"><text:span text:style-name="T17">Backen</text:span><text:span text:style-name="T19">d’</text:span><text:span text:style-name="T20">s</text:span><text:span text:style-name="T19"> repo</text:span></text:a><text:span text:style-name="T17">)</text:span></text:p>
        </text:list-item>
      </text:list>
      <text:list text:style-name="L3">
        <text:list-item>
          <text:list>
            <text:list-item>
              <text:p text:style-name="P23">Tech stack:</text:p>
              <text:list>
                <text:list-item>
                  <text:p text:style-name="P24">TypeScript <text:span text:style-name="T40">with HTML and </text:span><text:span text:style-name="T41">S</text:span><text:span text:style-name="T40">CSS</text:span></text:p>
                </text:list-item>
                <text:list-item>
                  <text:p text:style-name="P24">Astro <text:span text:style-name="T39">and </text:span>Vuejs</text:p>
                </text:list-item>
                <text:list-item>
                  <text:p text:style-name="P41"><text:span text:style-name="T11">Nodejs </text:span><text:span text:style-name="T12">and </text:span><text:span text:style-name="T11">Express.js</text:span></text:p>
                </text:list-item>
                <text:list-item>
                  <text:p text:style-name="P41"><text:span text:style-name="T11">Postgres </text:span><text:span text:style-name="T14">and </text:span><text:span text:style-name="T12">TypeORM </text:span><text:span text:style-name="T14">with </text:span><text:span text:style-name="T13">Redis</text:span></text:p>
                </text:list-item>
                <text:list-item>
                  <text:p text:style-name="P43"><text:span text:style-name="T13">D</text:span><text:span text:style-name="T11">ocker Containerization</text:span></text:p>
                </text:list-item>
              </text:list>
            </text:list-item>
            <text:list-item>
              <text:p text:style-name="P44"><text:span text:style-name="T13">C</text:span><text:span text:style-name="T11">haracteristics: </text:span></text:p>
              <text:list>
                <text:list-item>
                  <text:p text:style-name="P38"><text:span text:style-name="T52">Full mark</text:span><text:span text:style-name="T54">s</text:span><text:span text:style-name="T52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2">google’s lighthouse</text:span></text:a><text:span text:style-name="T52">.</text:span></text:p>
                </text:list-item>
                <text:list-item>
                  <text:p text:style-name="P26">JWT authentication and authorization.</text:p>
                </text:list-item>
                <text:list-item>
                  <text:p text:style-name="P44"><text:span text:style-name="T5">Data validation </text:span><text:span text:style-name="T16">with </text:span><text:span text:style-name="T34">V</text:span><text:span text:style-name="T16">ee-</text:span><text:span text:style-name="T34">V</text:span><text:span text:style-name="T16">alidate and Yup.</text:span></text:p>
                </text:list-item>
                <text:list-item>
                  <text:p text:style-name="P34">Dark/Light Theme.</text:p>
                </text:list-item>
                <text:list-item>
                  <text:p text:style-name="P28"><text:soft-page-break/><text:span text:style-name="T57">Regression and </text:span><text:span text:style-name="T45">C</text:span><text:span text:style-name="T44">omponent testing </text:span><text:span text:style-name="T55">with Vitest</text:span>.</text:p>
                </text:list-item>
                <text:list-item>
                  <text:p text:style-name="P29"><text:span text:style-name="T58">CI using g</text:span>ithub actions for testing</text:p>
                </text:list-item>
                <text:list-item>
                  <text:p text:style-name="P31"><text:span text:style-name="T49">Sentry for monitoring </text:span><text:span text:style-name="T55">errors and performance</text:span></text:p>
                </text:list-item>
              </text:list>
            </text:list-item>
            <text:list-item>
              <text:p text:style-name="P15"><text:span text:style-name="T42">Deploy</text:span><text:span text:style-name="T43">ment</text:span><text:span text:style-name="T42">:</text:span></text:p>
              <text:list>
                <text:list-item>
                  <text:p text:style-name="P15"><text:span text:style-name="T59">D</text:span>eployed on Digital ocean server, on Ubuntu and Nginx.</text:p>
                </text:list-item>
                <text:list-item>
                  <text:p text:style-name="P16"><text:span text:style-name="T33">M</text:span><text:span text:style-name="T32">anag</text:span><text:span text:style-name="T33">ing</text:span><text:span text:style-name="T32"> Domains, DNS, SSL, CDNs and on </text:span><text:span text:style-name="T33">with CloudFlare</text:span><text:span text:style-name="T32">.</text:span></text:p>
                </text:list-item>
              </text:list>
            </text:list-item>
          </text:list>
        </text:list-item>
        <text:list-item>
          <text:p text:style-name="P16"><text:span text:style-name="T24">“Adeeb أديب ” SPA <text:s/>with </text:span><text:span text:style-name="T26">a </text:span><text:span text:style-name="T28">Node </text:span><text:span text:style-name="T24">REST API <text:line-break/></text:span><text:span text:style-name="T31">(</text:span><text:a xlink:type="simple" xlink:href="https://github.com/M-Shrief/Adeeb_Vue_TS" text:style-name="Internet_20_link" text:visited-style-name="Visited_20_Internet_20_Link"><text:span text:style-name="T17">Fronten</text:span><text:span text:style-name="T19">d’</text:span><text:span text:style-name="T20">s</text:span><text:span text:style-name="T19"> repo</text:span></text:a><text:span text:style-name="T17"> – </text:span><text:a xlink:type="simple" xlink:href="https://github.com/M-Shrief/Adeeb_ExpressTS" text:style-name="Internet_20_link" text:visited-style-name="Visited_20_Internet_20_Link"><text:span text:style-name="T17">Backen</text:span><text:span text:style-name="T19">d’</text:span><text:span text:style-name="T20">s</text:span><text:span text:style-name="T19"> repo</text:span></text:a><text:span text:style-name="T17">)</text:span></text:p>
          <text:list>
            <text:list-item>
              <text:p text:style-name="P25">Tech stack:</text:p>
              <text:list>
                <text:list-item>
                  <text:p text:style-name="P25">TypeScript <text:span text:style-name="T40">with HTML and </text:span><text:span text:style-name="T41">S</text:span><text:span text:style-name="T40">CSS</text:span></text:p>
                </text:list-item>
                <text:list-item>
                  <text:p text:style-name="P25">Vuejs, <text:span text:style-name="T48">Pinia and VueRouter</text:span></text:p>
                </text:list-item>
                <text:list-item>
                  <text:p text:style-name="P42"><text:span text:style-name="T11">Nodejs </text:span><text:span text:style-name="T12">and </text:span><text:span text:style-name="T11">Express.js</text:span></text:p>
                </text:list-item>
                <text:list-item>
                  <text:p text:style-name="P42"><text:span text:style-name="T15">MongoDB and </text:span><text:span text:style-name="T13">Redis</text:span></text:p>
                </text:list-item>
                <text:list-item>
                  <text:p text:style-name="P32">Docker Containerization</text:p>
                </text:list-item>
              </text:list>
            </text:list-item>
            <text:list-item>
              <text:p text:style-name="P45"><text:span text:style-name="T13">C</text:span><text:span text:style-name="T11">haracteristics: </text:span></text:p>
              <text:list>
                <text:list-item>
                  <text:p text:style-name="P27">JWT authentication and authorization.</text:p>
                </text:list-item>
                <text:list-item>
                  <text:p text:style-name="P45"><text:span text:style-name="T5">Data validation </text:span><text:span text:style-name="T16">with </text:span><text:span text:style-name="T35">V</text:span><text:span text:style-name="T16">ee-</text:span><text:span text:style-name="T35">V</text:span><text:span text:style-name="T16">alidate and Yup.</text:span></text:p>
                </text:list-item>
                <text:list-item>
                  <text:p text:style-name="P35">Dark/Light Theme.</text:p>
                </text:list-item>
                <text:list-item>
                  <text:p text:style-name="P28"><text:span text:style-name="T57">Regression and </text:span><text:span text:style-name="T45">C</text:span><text:span text:style-name="T44">omponent testing </text:span><text:span text:style-name="T55">with Vitest </text:span>and Cypress.</text:p>
                </text:list-item>
                <text:list-item>
                  <text:p text:style-name="P30"><text:span text:style-name="T58">CI using g</text:span>ithub actions for testing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6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3"><text:span text:style-name="T1">CMU</text:span>, Intro to Database Systems (2022) </text:p>
        </text:list-item>
        <text:list-item>
          <text:p text:style-name="P40"><text:span text:style-name="T29">Redis Uni</text:span><text:span text:style-name="T30">versity</text:span><text:span text:style-name="T2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36"><text:span text:style-name="T3">IBM, </text:span><text:span text:style-name="T36">I</text:span>ntroduction to DevOps</text:p>
        </text:list-item>
        <text:list-item>
          <text:p text:style-name="P37"><text:span text:style-name="T2">IBM</text:span><text:span text:style-name="T36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1-09T13:42:14.116341773</dc:date>
    <meta:editing-duration>PT12H46M28S</meta:editing-duration>
    <meta:editing-cycles>101</meta:editing-cycles>
    <meta:generator>LibreOffice/7.6.4.1$Linux_X86_64 LibreOffice_project/60$Build-1</meta:generator>
    <meta:print-date>2023-12-14T13:19:12.643508473</meta:print-date>
    <meta:printed-by>PDF files</meta:printed-by>
    <meta:document-statistic meta:table-count="0" meta:image-count="0" meta:object-count="0" meta:page-count="2" meta:paragraph-count="55" meta:word-count="320" meta:character-count="1968" meta:non-whitespace-character-count="1735"/>
  </office:meta>
</office:document-meta>
</file>